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2e8b57" draw:fill-color="#f0fff0" draw:textarea-horizontal-align="center" draw:textarea-vertical-align="middle" draw:auto-grow-height="false" fo:min-height="4.001cm" fo:min-width="5.501cm" fo:padding-top="0cm" fo:padding-bottom="0cm" fo:padding-left="0cm" fo:padding-right="0cm" fo:wrap-option="wrap" loext:writing-mode="tb-rl90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0fff0"/>
      <style:paragraph-properties fo:text-align="start" loext:writing-mode="tb-rl90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tbrl90" draw:style-name="gr1" draw:text-style-name="P2" draw:layer="layout" svg:width="5.5cm" svg:height="5cm" svg:x="1cm" svg:y="1cm">
          <text:p text:style-name="P1">日本国</text:p>
          <text:p text:style-name="P1">Japan</text:p>
          <text:p text:style-name="P1">third lin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5T22:32:17.399000000</meta:creation-date>
    <dc:title>24x16impress</dc:title>
    <meta:editing-duration>PT14M3S</meta:editing-duration>
    <meta:editing-cycles>5</meta:editing-cycles>
    <meta:generator>BCommitContinue/7.5.0.0.alpha0$Windows_X86_64 LibreOffice_project/8ad101aaca50001a825f89fb330f5474965aa1fd</meta:generator>
    <meta:initial-creator>Regina Henschel</meta:initial-creator>
    <dc:date>2022-09-16T00:10:23.625000000</dc:date>
    <dc:creator>Regina Henschel</dc:creator>
    <meta:document-statistic meta:object-count="8"/>
  </office:meta>
</office:document-meta>
</file>